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dcc" officeooo:paragraph-rsid="00157dcc"/>
    </style:style>
    <style:style style:name="P2" style:family="paragraph" style:parent-style-name="Standard">
      <style:paragraph-properties fo:text-align="end" style:justify-single-word="false"/>
      <style:text-properties fo:font-size="16pt" fo:font-weight="bold" officeooo:rsid="00157dcc" officeooo:paragraph-rsid="00157dcc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5983b0" loext:opacity="100%" fo:font-weight="bold" officeooo:rsid="00157dcc" officeooo:paragraph-rsid="00157dcc" style:font-weight-asian="bold" style:font-weight-complex="bold"/>
    </style:style>
    <style:style style:name="P4" style:family="paragraph" style:parent-style-name="Standard">
      <style:text-properties fo:font-weight="bold" officeooo:rsid="00157dcc" officeooo:paragraph-rsid="00157dcc" style:font-weight-asian="bold" style:font-weight-complex="bold"/>
    </style:style>
    <style:style style:name="T1" style:family="text">
      <style:text-properties fo:color="#f97583" loext:opacity="100%"/>
    </style:style>
    <style:style style:name="T2" style:family="text">
      <style:text-properties fo:color="#b392f0" loext:opacity="100%"/>
    </style:style>
    <style:style style:name="T3" style:family="text">
      <style:text-properties fo:color="#79b8ff" loext:opacity="100%"/>
    </style:style>
    <style:style style:name="T4" style:family="text">
      <style:text-properties fo:color="#ffab70" loext:opacity="100%"/>
    </style:style>
    <style:style style:name="T5" style:family="text">
      <style:text-properties fo:color="#9ecbff" loext:opacity="100%"/>
    </style:style>
    <style:style style:name="T6" style:family="text">
      <style:text-properties fo:color="#000000" loext:opacity="100%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24AI034 | Manav Dhamecha | AI Assignment 13</text:p>
      <text:p text:style-name="P1"/>
      <text:p text:style-name="P3"><text:span text:style-name="T6">Github Link :</text:span> <text:span text:style-name="T7">https://github.com/manavdhamecha77/AI202</text:span></text:p>
      <text:p text:style-name="P1"/>
      <text:p text:style-name="P4">Create a class for propositional symbols. For example: If you have a Symbol class for creating any propositional symbol, it should be written as:</text:p>
      <text:p text:style-name="P4">p = Symbol('P')</text:p>
      <text:p text:style-name="P4"/>
      <text:p text:style-name="P4">Define unary and binary logic operations/logical connectives for handling simple propositional logic. (Define operations for not, or, and, conditional, and double conditional)</text:p>
      <text:p text:style-name="P4">The inputs to your operations are all the possible values (boolean) of the constituent symbols and the outputs are also boolean values. Include another operation for printing a truth table for an operation that should mimic a truth table in the propositional logic as shown below:</text:p>
      <text:p text:style-name="P4"/>
      <text:p text:style-name="P4">P <text:tab/>Q <text:tab/>P ∧ Q (P AND Q)</text:p>
      <text:p text:style-name="P4">F <text:tab/>F <text:s/><text:tab/><text:tab/>F</text:p>
      <text:p text:style-name="P4">F <text:tab/>T <text:tab/><text:tab/>F</text:p>
      <text:p text:style-name="P4">T <text:tab/>F <text:tab/><text:tab/>F</text:p>
      <text:p text:style-name="P4">T <text:tab/>T <text:tab/><text:tab/>T</text:p>
      <text:p text:style-name="P4"/>
      <text:p text:style-name="P4">Using the defined symbols and operations, find the truth values and print the truth tables of the following propositions: (write a function to evaluate complex propositions)</text:p>
      <text:p text:style-name="P4"/>
      <text:p text:style-name="P4">1. ~P-&gt;Q</text:p>
      <text:p text:style-name="P4">2. ~P ∧ ~Q</text:p>
      <text:p text:style-name="P4">3. ~P ∨ ~Q</text:p>
      <text:p text:style-name="P4">4. ~P-&gt;~Q</text:p>
      <text:p text:style-name="P4">5. ~P &lt;-&gt; ~Q</text:p>
      <text:p text:style-name="P4">6. (P ∨ Q)∧(~P-&gt;Q)</text:p>
      <text:p text:style-name="P4">7. ((P ∨ Q)-&gt;~R)</text:p>
      <text:p text:style-name="P4">8. (((P ∨ Q)-&gt;~R) &lt;-&gt; ((~P∧~Q)-&gt;~R))</text:p>
      <text:p text:style-name="P4">9. (((P-&gt;Q)∧(Q-&gt;R))-&gt;(Q-&gt;R))</text:p>
      <text:p text:style-name="P4">10. (((P-&gt;(Q∨R)) -&gt; (~P∧~Q∧~R)))</text:p>
      <text:p text:style-name="P1"/>
      <text:p text:style-name="Standard"/>
      <text:p text:style-name="Standard"># symbol class</text:p>
      <text:p text:style-name="Standard">class Symbol:</text:p>
      <text:p text:style-name="Standard">def __init__(self, name):</text:p>
      <text:p text:style-name="Standard">self.name = name</text:p>
      <text:p text:style-name="Standard"/>
      <text:p text:style-name="Standard"># priority</text:p>
      <text:p text:style-name="Standard">def prec(op):</text:p>
      <text:p text:style-name="Standard">if op == "~":</text:p>
      <text:p text:style-name="Standard">return 4</text:p>
      <text:p text:style-name="Standard">if op == "&amp;":</text:p>
      <text:p text:style-name="Standard">return 3</text:p>
      <text:p text:style-name="Standard">if op == "|":</text:p>
      <text:p text:style-name="Standard">return 2</text:p>
      <text:p text:style-name="Standard">if op == "-&gt;":</text:p>
      <text:p text:style-name="Standard">return 1</text:p>
      <text:p text:style-name="Standard">if op == "&lt;-&gt;":</text:p>
      <text:p text:style-name="Standard">return 0</text:p>
      <text:p text:style-name="Standard"><text:soft-page-break/>return -1</text:p>
      <text:p text:style-name="Standard"/>
      <text:p text:style-name="Standard"># associativity</text:p>
      <text:p text:style-name="Standard">def assoc(op):</text:p>
      <text:p text:style-name="Standard">if op == "~" or op == "-&gt;":</text:p>
      <text:p text:style-name="Standard">return "R"</text:p>
      <text:p text:style-name="Standard">return "L"</text:p>
      <text:p text:style-name="Standard"/>
      <text:p text:style-name="Standard"># tokenize</text:p>
      <text:p text:style-name="Standard">def tokens(exp):</text:p>
      <text:p text:style-name="Standard">arr = []</text:p>
      <text:p text:style-name="Standard">i = 0</text:p>
      <text:p text:style-name="Standard"/>
      <text:p text:style-name="Standard">while i &lt; len(exp):</text:p>
      <text:p text:style-name="Standard"/>
      <text:p text:style-name="Standard">if exp[i] == " ":</text:p>
      <text:p text:style-name="Standard">i += 1</text:p>
      <text:p text:style-name="Standard"/>
      <text:p text:style-name="Standard">elif exp[i].isalpha():</text:p>
      <text:p text:style-name="Standard">arr.append(exp[i])</text:p>
      <text:p text:style-name="Standard">i += 1</text:p>
      <text:p text:style-name="Standard"/>
      <text:p text:style-name="Standard">elif exp[i] in "()&amp;|~":</text:p>
      <text:p text:style-name="Standard">arr.append(exp[i])</text:p>
      <text:p text:style-name="Standard">i += 1</text:p>
      <text:p text:style-name="Standard"/>
      <text:p text:style-name="Standard">elif exp[i:i+2] == "-&gt;":</text:p>
      <text:p text:style-name="Standard">arr.append("-&gt;")</text:p>
      <text:p text:style-name="Standard">i += 2</text:p>
      <text:p text:style-name="Standard"/>
      <text:p text:style-name="Standard">elif exp[i:i+3] == "&lt;-&gt;":</text:p>
      <text:p text:style-name="Standard">arr.append("&lt;-&gt;")</text:p>
      <text:p text:style-name="Standard">i += 3</text:p>
      <text:p text:style-name="Standard"/>
      <text:p text:style-name="Standard">return arr</text:p>
      <text:p text:style-name="Standard"/>
      <text:p text:style-name="Standard"># infix to postfix</text:p>
      <text:p text:style-name="Standard">def to_postfix(exp):</text:p>
      <text:p text:style-name="Standard"/>
      <text:p text:style-name="Standard">arr = tokens(exp)</text:p>
      <text:p text:style-name="Standard">st = []</text:p>
      <text:p text:style-name="Standard">out = []</text:p>
      <text:p text:style-name="Standard"/>
      <text:p text:style-name="Standard">for x in arr:</text:p>
      <text:p text:style-name="Standard"/>
      <text:p text:style-name="Standard">if x.isalpha():</text:p>
      <text:p text:style-name="Standard">out.append(x)</text:p>
      <text:p text:style-name="Standard"/>
      <text:p text:style-name="Standard">elif x == "(":</text:p>
      <text:p text:style-name="Standard">st.append(x)</text:p>
      <text:p text:style-name="Standard"/>
      <text:p text:style-name="Standard">elif x == ")":</text:p>
      <text:p text:style-name="Standard"><text:soft-page-break/></text:p>
      <text:p text:style-name="Standard">while st and st[-1] != "(":</text:p>
      <text:p text:style-name="Standard">out.append(st.pop())</text:p>
      <text:p text:style-name="Standard"/>
      <text:p text:style-name="Standard">st.pop()</text:p>
      <text:p text:style-name="Standard"/>
      <text:p text:style-name="Standard">else:</text:p>
      <text:p text:style-name="Standard"/>
      <text:p text:style-name="Standard">while st and st[-1] != "(":</text:p>
      <text:p text:style-name="Standard"/>
      <text:p text:style-name="Standard">top = st[-1]</text:p>
      <text:p text:style-name="Standard"/>
      <text:p text:style-name="Standard">if assoc(x) == "L" and prec(top) &gt;= prec(x):</text:p>
      <text:p text:style-name="Standard">out.append(st.pop())</text:p>
      <text:p text:style-name="Standard"/>
      <text:p text:style-name="Standard">elif assoc(x) == "R" and prec(top) &gt; prec(x):</text:p>
      <text:p text:style-name="Standard">out.append(st.pop())</text:p>
      <text:p text:style-name="Standard"/>
      <text:p text:style-name="Standard">else:</text:p>
      <text:p text:style-name="Standard">break</text:p>
      <text:p text:style-name="Standard"/>
      <text:p text:style-name="Standard">st.append(x)</text:p>
      <text:p text:style-name="Standard"/>
      <text:p text:style-name="Standard">while st:</text:p>
      <text:p text:style-name="Standard">out.append(st.pop())</text:p>
      <text:p text:style-name="Standard"/>
      <text:p text:style-name="Standard">return out</text:p>
      <text:p text:style-name="Standard"/>
      <text:p text:style-name="Standard"># solve postfix</text:p>
      <text:p text:style-name="Standard">def solve(exp, data):</text:p>
      <text:p text:style-name="Standard"/>
      <text:p text:style-name="Standard">post = to_postfix(exp)</text:p>
      <text:p text:style-name="Standard">st = []</text:p>
      <text:p text:style-name="Standard"/>
      <text:p text:style-name="Standard">for x in post:</text:p>
      <text:p text:style-name="Standard"/>
      <text:p text:style-name="Standard">if x in data:</text:p>
      <text:p text:style-name="Standard">st.append(data[x])</text:p>
      <text:p text:style-name="Standard"/>
      <text:p text:style-name="Standard">elif x == "~":</text:p>
      <text:p text:style-name="Standard">a = st.pop()</text:p>
      <text:p text:style-name="Standard">st.append(not a)</text:p>
      <text:p text:style-name="Standard"/>
      <text:p text:style-name="Standard">else:</text:p>
      <text:p text:style-name="Standard">b = st.pop()</text:p>
      <text:p text:style-name="Standard">a = st.pop()</text:p>
      <text:p text:style-name="Standard"/>
      <text:p text:style-name="Standard">if x == "&amp;":</text:p>
      <text:p text:style-name="Standard">st.append(a and b)</text:p>
      <text:p text:style-name="Standard"/>
      <text:p text:style-name="Standard">elif x == "|":</text:p>
      <text:p text:style-name="Standard">st.append(a or b)</text:p>
      <text:p text:style-name="Standard"><text:soft-page-break/></text:p>
      <text:p text:style-name="Standard">elif x == "-&gt;":</text:p>
      <text:p text:style-name="Standard">st.append((not a) or b)</text:p>
      <text:p text:style-name="Standard"/>
      <text:p text:style-name="Standard">elif x == "&lt;-&gt;":</text:p>
      <text:p text:style-name="Standard">st.append(a == b)</text:p>
      <text:p text:style-name="Standard"/>
      <text:p text:style-name="Standard">return st.pop()</text:p>
      <text:p text:style-name="Standard"/>
      <text:p text:style-name="Standard"># print truth table</text:p>
      <text:p text:style-name="Standard">def show_table(n, exp):</text:p>
      <text:p text:style-name="Standard"/>
      <text:p text:style-name="Standard">vars = []</text:p>
      <text:p text:style-name="Standard"/>
      <text:p text:style-name="Standard">for i in range(n):</text:p>
      <text:p text:style-name="Standard">vars.append(chr(97 + i))</text:p>
      <text:p text:style-name="Standard"/>
      <text:p text:style-name="Standard">print("\nExpression =", exp)</text:p>
      <text:p text:style-name="Standard">print()</text:p>
      <text:p text:style-name="Standard"/>
      <text:p text:style-name="Standard">for x in vars:</text:p>
      <text:p text:style-name="Standard">print(x, end=" ")</text:p>
      <text:p text:style-name="Standard">print("exp")</text:p>
      <text:p text:style-name="Standard"/>
      <text:p text:style-name="Standard">total = 2 ** n</text:p>
      <text:p text:style-name="Standard"/>
      <text:p text:style-name="Standard">for num in range(total):</text:p>
      <text:p text:style-name="Standard"/>
      <text:p text:style-name="Standard">data = {}</text:p>
      <text:p text:style-name="Standard"/>
      <text:p text:style-name="Standard">bits = bin(num)[2:].zfill(n)</text:p>
      <text:p text:style-name="Standard"/>
      <text:p text:style-name="Standard">for i in range(n):</text:p>
      <text:p text:style-name="Standard">if bits[i] == "1":</text:p>
      <text:p text:style-name="Standard">data[vars[i]] = True</text:p>
      <text:p text:style-name="Standard">else:</text:p>
      <text:p text:style-name="Standard">data[vars[i]] = False</text:p>
      <text:p text:style-name="Standard"/>
      <text:p text:style-name="Standard">for x in vars:</text:p>
      <text:p text:style-name="Standard">print("T" if data[x] else "F", end=" ")</text:p>
      <text:p text:style-name="Standard"/>
      <text:p text:style-name="Standard">ans = solve(exp, data)</text:p>
      <text:p text:style-name="Standard"/>
      <text:p text:style-name="Standard">print("T" if ans else "F")</text:p>
      <text:p text:style-name="Standard"/>
      <text:p text:style-name="Standard"># main</text:p>
      <text:p text:style-name="Standard">n = int(input("Enter number of variables: "))</text:p>
      <text:p text:style-name="Standard">exp = input("Enter expression: ")</text:p>
      <text:p text:style-name="Standard">show_table(n, exp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18:40:31.089704926</meta:creation-date>
    <dc:date>2026-04-22T18:51:45.823174536</dc:date>
    <meta:editing-duration>PT2S</meta:editing-duration>
    <meta:editing-cycles>1</meta:editing-cycles>
    <meta:document-statistic meta:table-count="0" meta:image-count="0" meta:object-count="0" meta:page-count="4" meta:paragraph-count="140" meta:word-count="544" meta:character-count="2980" meta:non-whitespace-character-count="2561"/>
    <meta:generator>LibreOffice/24.2.7.2$Linux_X86_64 LibreOffice_project/420$Build-2</meta:generator>
  </office:meta>
</office:document-meta>
</file>